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69a4d" officeooo:paragraph-rsid="000bc41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91b7f" officeooo:paragraph-rsid="000bc41c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0bc41c" officeooo:paragraph-rsid="000bc41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1b7f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a Fronteira Sul</text:p>
      <text:p text:style-name="P1">Campus Chapecó – SC</text:p>
      <text:p text:style-name="P1">Ciência da Computação</text:p>
      <text:p text:style-name="P1">Tópicos Especiais em Desenvolvimento Web – 2017.1 – Matutino</text:p>
      <text:p text:style-name="P1"/>
      <text:p text:style-name="P2">Kevin Mitchell Spiller</text:p>
      <text:p text:style-name="P2"/>
      <text:p text:style-name="P3"><text:span text:style-name="T2">P</text:span><text:span text:style-name="T1">ara o projeto 2 foram feitas algumas modificações em seu layout como também a importação para o framework mongodb.</text:span></text:p>
      <text:p text:style-name="P3"><text:span text:style-name="T1">A página principal possui agora as mesmas 5 sessões porém a o login foi adaptado com o pacote meteor add accounts-ui accounts-password. A sessão adicionar filme não está funcionando, a mesma tinha o propósito de inserir no banco porém não foi concluída a tempo. A sessão contato também não está enviando para o banco pelo mesmo motivo. A layout da home foi mudada para mostrar todos os filmes, diferente de antes em que mostrava os gêneros e direcionava para os filmes desses gêneros ao serem clicados em ver mais.</text:span></text:p>
      <text:p text:style-name="P3"><text:span text:style-name="T1">Em cada imagem foi adicionado o pacote meteor add barbatus: stars-rating, porém o mesmo ao atualizar a página não mantém as estrelas marcadas pois não foi possível integrar o banco.</text:span></text:p>
      <text:p text:style-name="P3"><text:span text:style-name="T1">Pelo mesmo motivo de não ter conseguido integrar o banco, as imagens da sessão Home, estão no arquivo main.js dentro da pasta client. Foram adicionadas através de um vetor mais tarde chamadas pelo comando Template.filmes.helpers({filmes_colecao:img_data}); e após isso foi adicionado os comandos {{#each filmes_colecao}} e {{/each}} dentro do arquivo main.html na pasta client. As imagens estão dentro da pasta public.</text:span></text:p>
      <text:p text:style-name="P3"><text:span text:style-name="T1">O modal do site no meteor ainda funciona e os gêneros dos filmes são mostrados ao passar o mouse em cim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3:34:58.191000000</meta:creation-date>
    <dc:date>2017-07-07T23:47:38.216000000</dc:date>
    <meta:editing-duration>PT12M40S</meta:editing-duration>
    <meta:editing-cycles>1</meta:editing-cycles>
    <meta:generator>LibreOffice/5.3.4.2$Windows_x86 LibreOffice_project/f82d347ccc0be322489bf7da61d7e4ad13fe2ff3</meta:generator>
    <meta:document-statistic meta:table-count="0" meta:image-count="0" meta:object-count="0" meta:page-count="1" meta:paragraph-count="10" meta:word-count="240" meta:character-count="1492" meta:non-whitespace-character-count="1259"/>
  </office:meta>
</office:document-meta>
</file>